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13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111875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5.26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1pt" style:use-optimal-row-height="false" fo:break-before="auto"/>
    </style:style>
    <style:style style:name="ro2" style:family="table-row">
      <style:table-row-properties style:row-height="66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2">
            <text:p>Risk</text:p>
          </table:table-cell>
          <table:table-cell office:value-type="string" table:style-name="ce2">
            <text:p>Fakt</text:p>
          </table:table-cell>
          <table:table-cell office:value-type="string" table:style-name="ce2">
            <text:p>Dopad</text:p>
          </table:table-cell>
          <table:table-cell office:value-type="string" table:style-name="ce2">
            <text:p>Pravděpodobnost</text:p>
          </table:table-cell>
          <table:table-cell office:value-type="string" table:style-name="ce2">
            <text:p>MA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Získání hostingu a deploy aplikace na server</text:p>
          </table:table-cell>
          <table:table-cell office:value-type="string" table:style-name="ce5">
            <text:p>Neznalost hostingu pro java aplikace, nezkušenost s nastavením serveru</text:p>
          </table:table-cell>
          <table:table-cell office:value-type="string" table:style-name="ce5">
            <text:p>Aplikace nebude dostupná z internetu</text:p>
          </table:table-cell>
          <table:table-cell office:value-type="percentage" office:value="0.5" table:style-name="ce4">
            <text:p>50%</text:p>
          </table:table-cell>
          <table:table-cell office:value-type="string" table:style-name="ce5">
            <text:p>Deploy aplikace v brzké fázi, inicializace problémů a vyhledání řešení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mplemetnace emailového klienta</text:p>
          </table:table-cell>
          <table:table-cell office:value-type="string" table:style-name="ce3">
            <text:p>Neznalost implementace emailového klienta v Javě</text:p>
          </table:table-cell>
          <table:table-cell office:value-type="string" table:style-name="ce3">
            <text:p>Aplikace nebude správně odesílat potvrzení o objednávkách</text:p>
          </table:table-cell>
          <table:table-cell office:value-type="percentage" office:value="0.15" table:style-name="ce4">
            <text:p>15%</text:p>
          </table:table-cell>
          <table:table-cell office:value-type="string" table:style-name="ce3">
            <text:p>Nastudování implementace emailového klienta v Javě brzká základní implementace</text:p>
          </table:table-cell>
          <table:table-cell table:number-columns-repeated="16379"/>
        </table:table-row>
        <table:table-row table:number-rows-repeated="10" table:style-name="ro2">
          <table:table-cell table:number-columns-repeated="5" table:style-name="ce3"/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ojtěch Baránek</meta:initial-creator>
    <dc:creator>Vojtěch Baránek</dc:creator>
    <meta:creation-date>2016-10-02T11:07:20Z</meta:creation-date>
    <dc:date>2016-10-02T11:23:56Z</dc:date>
  </office:meta>
</office:document-meta>
</file>